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Pictures/2000000E000000DF000000DF3E1CBEECA24EE24D.svm" manifest:media-type="image/x-svm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in" svg:height="3.6181in" svg:x="7.5772in" svg:y="1.7567in">
            <draw:object draw:notify-on-update-of-ranges="Лист1.B6:Лист1.M6 Лист1.B8:Лист1.M8 Лист1.B9:Лист1.M9 Лист1.B9:Лист1.M9 Лист1.B10:Лист1.M10 Лист1.B10:Лист1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68" calcext:value-type="float">
            <text:p>868</text:p>
          </table:table-cell>
          <table:table-cell office:value-type="float" office:value="855" calcext:value-type="float">
            <text:p>855</text:p>
          </table:table-cell>
          <table:table-cell office:value-type="float" office:value="732" calcext:value-type="float">
            <text:p>732</text:p>
          </table:table-cell>
          <table:table-cell office:value-type="float" office:value="694" calcext:value-type="float">
            <text:p>694</text:p>
          </table:table-cell>
          <table:table-cell office:value-type="float" office:value="643" calcext:value-type="float">
            <text:p>643</text:p>
          </table:table-cell>
          <table:table-cell office:value-type="float" office:value="564" calcext:value-type="float">
            <text:p>564</text:p>
          </table:table-cell>
          <table:table-cell office:value-type="float" office:value="487" calcext:value-type="float">
            <text:p>487</text:p>
          </table:table-cell>
          <table:table-cell office:value-type="float" office:value="438" calcext:value-type="float">
            <text:p>438</text:p>
          </table:table-cell>
          <table:table-cell office:value-type="float" office:value="391" calcext:value-type="float">
            <text:p>391</text:p>
          </table:table-cell>
          <table:table-cell office:value-type="float" office:value="358" calcext:value-type="float">
            <text:p>358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1-cos(th)</text:p>
          </table:table-cell>
          <table:table-cell table:formula="of:=1-COS([.B4]/180*3.14159265)" office:value-type="float" office:value="0" calcext:value-type="float">
            <text:p>0</text:p>
          </table:table-cell>
          <table:table-cell table:formula="of:=1-COS([.C4]/180*3.14159265)" office:value-type="float" office:value="0.0151922469531608" calcext:value-type="float">
            <text:p>0.015192246953161</text:p>
          </table:table-cell>
          <table:table-cell table:formula="of:=1-COS([.D4]/180*3.14159265)" office:value-type="float" office:value="0.0603073790776715" calcext:value-type="float">
            <text:p>0.060307379077672</text:p>
          </table:table-cell>
          <table:table-cell table:formula="of:=1-COS([.E4]/180*3.14159265)" office:value-type="float" office:value="0.133974595916412" calcext:value-type="float">
            <text:p>0.133974595916412</text:p>
          </table:table-cell>
          <table:table-cell table:formula="of:=1-COS([.F4]/180*3.14159265)" office:value-type="float" office:value="0.23395555636825" calcext:value-type="float">
            <text:p>0.23395555636825</text:p>
          </table:table-cell>
          <table:table-cell table:formula="of:=1-COS([.G4]/180*3.14159265)" office:value-type="float" office:value="0.357212389549588" calcext:value-type="float">
            <text:p>0.357212389549588</text:p>
          </table:table-cell>
          <table:table-cell table:formula="of:=1-COS([.H4]/180*3.14159265)" office:value-type="float" office:value="0.499999998963716" calcext:value-type="float">
            <text:p>0.499999998963716</text:p>
          </table:table-cell>
          <table:table-cell table:formula="of:=1-COS([.I4]/180*3.14159265)" office:value-type="float" office:value="0.657979855362492" calcext:value-type="float">
            <text:p>0.657979855362492</text:p>
          </table:table-cell>
          <table:table-cell table:formula="of:=1-COS([.J4]/180*3.14159265)" office:value-type="float" office:value="0.826351820761845" calcext:value-type="float">
            <text:p>0.826351820761845</text:p>
          </table:table-cell>
          <table:table-cell table:formula="of:=1-COS([.K4]/180*3.14159265)" office:value-type="float" office:value="0.999999998205103" calcext:value-type="float">
            <text:p>0.999999998205103</text:p>
          </table:table-cell>
          <table:table-cell table:formula="of:=1-COS([.L4]/180*3.14159265)" office:value-type="float" office:value="1.1736481757029" calcext:value-type="float">
            <text:p>1.1736481757029</text:p>
          </table:table-cell>
          <table:table-cell table:formula="of:=1-COS([.M4]/180*3.14159265)" office:value-type="float" office:value="1.34202014126421" calcext:value-type="float">
            <text:p>1.34202014126421</text:p>
          </table:table-cell>
          <table:table-cell table:style-name="ce2" office:value-type="string" calcext:value-type="string">
            <text:p>ЭТО Х</text:p>
          </table:table-cell>
        </table:table-row>
        <table:table-row table:style-name="ro1">
          <table:table-cell office:value-type="string" calcext:value-type="string">
            <text:p>1/N</text:p>
          </table:table-cell>
          <table:table-cell table:formula="of:=1/[.B5]" office:value-type="float" office:value="0.00115207373271889" calcext:value-type="float">
            <text:p>0.001152073732719</text:p>
          </table:table-cell>
          <table:table-cell table:formula="of:=1/[.C5]" office:value-type="float" office:value="0.00116959064327485" calcext:value-type="float">
            <text:p>0.001169590643275</text:p>
          </table:table-cell>
          <table:table-cell table:formula="of:=1/[.D5]" office:value-type="float" office:value="0.00136612021857924" calcext:value-type="float">
            <text:p>0.001366120218579</text:p>
          </table:table-cell>
          <table:table-cell table:formula="of:=1/[.E5]" office:value-type="float" office:value="0.00144092219020173" calcext:value-type="float">
            <text:p>0.001440922190202</text:p>
          </table:table-cell>
          <table:table-cell table:formula="of:=1/[.F5]" office:value-type="float" office:value="0.0015552099533437" calcext:value-type="float">
            <text:p>0.001555209953344</text:p>
          </table:table-cell>
          <table:table-cell table:formula="of:=1/[.G5]" office:value-type="float" office:value="0.00177304964539007" calcext:value-type="float">
            <text:p>0.00177304964539</text:p>
          </table:table-cell>
          <table:table-cell table:formula="of:=1/[.H5]" office:value-type="float" office:value="0.00205338809034908" calcext:value-type="float">
            <text:p>0.002053388090349</text:p>
          </table:table-cell>
          <table:table-cell table:formula="of:=1/[.I5]" office:value-type="float" office:value="0.00228310502283105" calcext:value-type="float">
            <text:p>0.002283105022831</text:p>
          </table:table-cell>
          <table:table-cell table:formula="of:=1/[.J5]" office:value-type="float" office:value="0.00255754475703325" calcext:value-type="float">
            <text:p>0.002557544757033</text:p>
          </table:table-cell>
          <table:table-cell table:formula="of:=1/[.K5]" office:value-type="float" office:value="0.00279329608938547" calcext:value-type="float">
            <text:p>0.002793296089385</text:p>
          </table:table-cell>
          <table:table-cell table:formula="of:=1/[.L5]" office:value-type="float" office:value="0.00304878048780488" calcext:value-type="float">
            <text:p>0.003048780487805</text:p>
          </table:table-cell>
          <table:table-cell table:formula="of:=1/[.M5]" office:value-type="float" office:value="0.00335570469798658" calcext:value-type="float">
            <text:p>0.003355704697987</text:p>
          </table:table-cell>
          <table:table-cell/>
        </table:table-row>
        <table:table-row table:style-name="ro1">
          <table:table-cell office:value-type="string" calcext:value-type="string">
            <text:p>1000/N</text:p>
          </table:table-cell>
          <table:table-cell table:formula="of:=1000*[.B7]" office:value-type="float" office:value="1.15207373271889" calcext:value-type="float">
            <text:p>1.15207373271889</text:p>
          </table:table-cell>
          <table:table-cell table:formula="of:=1000*[.C7]" office:value-type="float" office:value="1.16959064327485" calcext:value-type="float">
            <text:p>1.16959064327485</text:p>
          </table:table-cell>
          <table:table-cell table:formula="of:=1000*[.D7]" office:value-type="float" office:value="1.36612021857924" calcext:value-type="float">
            <text:p>1.36612021857924</text:p>
          </table:table-cell>
          <table:table-cell table:formula="of:=1000*[.E7]" office:value-type="float" office:value="1.44092219020173" calcext:value-type="float">
            <text:p>1.44092219020173</text:p>
          </table:table-cell>
          <table:table-cell table:formula="of:=1000*[.F7]" office:value-type="float" office:value="1.5552099533437" calcext:value-type="float">
            <text:p>1.5552099533437</text:p>
          </table:table-cell>
          <table:table-cell table:formula="of:=1000*[.G7]" office:value-type="float" office:value="1.77304964539007" calcext:value-type="float">
            <text:p>1.77304964539007</text:p>
          </table:table-cell>
          <table:table-cell table:formula="of:=1000*[.H7]" office:value-type="float" office:value="2.05338809034908" calcext:value-type="float">
            <text:p>2.05338809034908</text:p>
          </table:table-cell>
          <table:table-cell table:formula="of:=1000*[.I7]" office:value-type="float" office:value="2.28310502283105" calcext:value-type="float">
            <text:p>2.28310502283105</text:p>
          </table:table-cell>
          <table:table-cell table:formula="of:=1000*[.J7]" office:value-type="float" office:value="2.55754475703325" calcext:value-type="float">
            <text:p>2.55754475703325</text:p>
          </table:table-cell>
          <table:table-cell table:formula="of:=1000*[.K7]" office:value-type="float" office:value="2.79329608938547" calcext:value-type="float">
            <text:p>2.79329608938547</text:p>
          </table:table-cell>
          <table:table-cell table:formula="of:=1000*[.L7]" office:value-type="float" office:value="3.04878048780488" calcext:value-type="float">
            <text:p>3.04878048780488</text:p>
          </table:table-cell>
          <table:table-cell table:formula="of:=1000*[.M7]" office:value-type="float" office:value="3.35570469798658" calcext:value-type="float">
            <text:p>3.35570469798658</text:p>
          </table:table-cell>
          <table:table-cell table:style-name="ce2" office:value-type="string" calcext:value-type="string">
            <text:p>ЭТО У</text:p>
          </table:table-cell>
        </table:table-row>
        <table:table-row table:style-name="ro1">
          <table:table-cell office:value-type="string" calcext:value-type="string">
            <text:p>\sigma_y</text:p>
          </table:table-cell>
          <table:table-cell table:formula="of:=10000/[.B5]/[.B5]" office:value-type="float" office:value="0.0132727388562085" calcext:value-type="float">
            <text:p>0.013272738856209</text:p>
          </table:table-cell>
          <table:table-cell table:formula="of:=10000/[.C5]/[.C5]" office:value-type="float" office:value="0.0136794227283609" calcext:value-type="float">
            <text:p>0.013679422728361</text:p>
          </table:table-cell>
          <table:table-cell table:formula="of:=10000/[.D5]/[.D5]" office:value-type="float" office:value="0.0186628445161098" calcext:value-type="float">
            <text:p>0.01866284451611</text:p>
          </table:table-cell>
          <table:table-cell table:formula="of:=10000/[.E5]/[.E5]" office:value-type="float" office:value="0.0207625675821575" calcext:value-type="float">
            <text:p>0.020762567582158</text:p>
          </table:table-cell>
          <table:table-cell table:formula="of:=10000/[.F5]/[.F5]" office:value-type="float" office:value="0.0241867799897932" calcext:value-type="float">
            <text:p>0.024186779989793</text:p>
          </table:table-cell>
          <table:table-cell table:formula="of:=10000/[.G5]/[.G5]" office:value-type="float" office:value="0.0314370504501786" calcext:value-type="float">
            <text:p>0.031437050450179</text:p>
          </table:table-cell>
          <table:table-cell table:formula="of:=10000/[.H5]/[.H5]" office:value-type="float" office:value="0.0421640264958743" calcext:value-type="float">
            <text:p>0.042164026495874</text:p>
          </table:table-cell>
          <table:table-cell table:formula="of:=10000/[.I5]/[.I5]" office:value-type="float" office:value="0.0521256854527637" calcext:value-type="float">
            <text:p>0.052125685452764</text:p>
          </table:table-cell>
          <table:table-cell table:formula="of:=10000/[.J5]/[.J5]" office:value-type="float" office:value="0.0654103518422826" calcext:value-type="float">
            <text:p>0.065410351842283</text:p>
          </table:table-cell>
          <table:table-cell table:formula="of:=10000/[.K5]/[.K5]" office:value-type="float" office:value="0.0780250304297619" calcext:value-type="float">
            <text:p>0.078025030429762</text:p>
          </table:table-cell>
          <table:table-cell table:formula="of:=10000/[.L5]/[.L5]" office:value-type="float" office:value="0.0929506246281975" calcext:value-type="float">
            <text:p>0.092950624628198</text:p>
          </table:table-cell>
          <table:table-cell table:formula="of:=10000/[.M5]/[.M5]" office:value-type="float" office:value="0.112607540200892" calcext:value-type="float">
            <text:p>0.112607540200892</text:p>
          </table:table-cell>
          <table:table-cell/>
        </table:table-row>
        <table:table-row table:style-name="ro1">
          <table:table-cell office:value-type="string" calcext:value-type="string">
            <text:p>\sigma_x</text:p>
          </table:table-cell>
          <table:table-cell table:formula="of:=ABS(SIN(2*PI()/360*[.B4]))*0.5*PI()/180" office:value-type="float" office:value="0" calcext:value-type="float">
            <text:p>0</text:p>
          </table:table-cell>
          <table:table-cell table:formula="of:=ABS(SIN(2*PI()/360*[.C4]))*0.5*PI()/180" office:value-type="float" office:value="0.00151536622018801" calcext:value-type="float">
            <text:p>0.001515366220188</text:p>
          </table:table-cell>
          <table:table-cell table:formula="of:=ABS(SIN(2*PI()/360*[.D4]))*0.5*PI()/180" office:value-type="float" office:value="0.00298468880458791" calcext:value-type="float">
            <text:p>0.002984688804588</text:p>
          </table:table-cell>
          <table:table-cell table:formula="of:=ABS(SIN(2*PI()/360*[.E4]))*0.5*PI()/180" office:value-type="float" office:value="0.00436332312998582" calcext:value-type="float">
            <text:p>0.004363323129986</text:p>
          </table:table-cell>
          <table:table-cell table:formula="of:=ABS(SIN(2*PI()/360*[.F4]))*0.5*PI()/180" office:value-type="float" office:value="0.00560938009002715" calcext:value-type="float">
            <text:p>0.005609380090027</text:p>
          </table:table-cell>
          <table:table-cell table:formula="of:=ABS(SIN(2*PI()/360*[.G4]))*0.5*PI()/180" office:value-type="float" office:value="0.00668499887451629" calcext:value-type="float">
            <text:p>0.006684998874516</text:p>
          </table:table-cell>
          <table:table-cell table:formula="of:=ABS(SIN(2*PI()/360*[.H4]))*0.5*PI()/180" office:value-type="float" office:value="0.00755749735097591" calcext:value-type="float">
            <text:p>0.007557497350976</text:p>
          </table:table-cell>
          <table:table-cell table:formula="of:=ABS(SIN(2*PI()/360*[.I4]))*0.5*PI()/180" office:value-type="float" office:value="0.0082003650947043" calcext:value-type="float">
            <text:p>0.008200365094704</text:p>
          </table:table-cell>
          <table:table-cell table:formula="of:=ABS(SIN(2*PI()/360*[.J4]))*0.5*PI()/180" office:value-type="float" office:value="0.00859406889461507" calcext:value-type="float">
            <text:p>0.008594068894615</text:p>
          </table:table-cell>
          <table:table-cell table:formula="of:=ABS(SIN(2*PI()/360*[.K4]))*0.5*PI()/180" office:value-type="float" office:value="0.00872664625997165" calcext:value-type="float">
            <text:p>0.008726646259972</text:p>
          </table:table-cell>
          <table:table-cell table:formula="of:=ABS(SIN(2*PI()/360*[.L4]))*0.5*PI()/180" office:value-type="float" office:value="0.00859406889461507" calcext:value-type="float">
            <text:p>0.008594068894615</text:p>
          </table:table-cell>
          <table:table-cell table:formula="of:=ABS(SIN(2*PI()/360*[.M4]))*0.5*PI()/180" office:value-type="float" office:value="0.0082003650947043" calcext:value-type="float">
            <text:p>0.008200365094704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ЭТО k</text:p>
          </table:table-cell>
          <table:table-cell table:style-name="ce2" office:value-type="string" calcext:value-type="string">
            <text:p>ЭТО b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2" table:formula="of:=LINEST([.B7:.M7];[.B6:.M6];1;1)" office:value-type="float" office:value="0.00160568534326132" calcext:value-type="float">
            <text:p>0.001605685343261</text:p>
          </table:table-cell>
          <table:table-cell office:value-type="float" office:value="0.00120266139687188" calcext:value-type="float">
            <text:p>0.001202661396872</text:p>
          </table:table-cell>
          <table:table-cell/>
          <table:table-cell table:formula="of:=[.B15]*1000" office:value-type="float" office:value="1.60568534326132" calcext:value-type="float">
            <text:p>1.60568534326132</text:p>
          </table:table-cell>
          <table:table-cell table:formula="of:=[.C15]*1000" office:value-type="float" office:value="1.20266139687188" calcext:value-type="float">
            <text:p>1.202661396871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0026187204053563" calcext:value-type="float">
            <text:p>2.6187204053563E-05</text:p>
          </table:table-cell>
          <table:table-cell office:value-type="float" office:value="0.000018124773832659" calcext:value-type="float">
            <text:p>1.8124773832659E-05</text:p>
          </table:table-cell>
          <table:table-cell table:style-name="ce2" office:value-type="string" calcext:value-type="string">
            <text:p>А ТУТ ПОГРЕШНОСТИ</text:p>
          </table:table-cell>
          <table:table-cell table:formula="of:=[.B16]*1000" office:value-type="float" office:value="0.026187204053563" calcext:value-type="float">
            <text:p>0.026187204053563</text:p>
          </table:table-cell>
          <table:table-cell table:formula="of:=[.C16]*1000" office:value-type="float" office:value="0.018124773832659" calcext:value-type="float">
            <text:p>0.018124773832659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formula="of:=[.E15]-[.E16]" office:value-type="float" office:value="1.57949813920776" calcext:value-type="float">
            <text:p>1.57949813920776</text:p>
          </table:table-cell>
          <table:table-cell table:formula="of:=[.F15]-[.F16]" office:value-type="float" office:value="1.18453662303922" calcext:value-type="float">
            <text:p>1.18453662303922</text:p>
          </table:table-cell>
          <table:table-cell table:formula="of:=[.B19]+[.C19]" office:value-type="float" office:value="2.76403476224698" calcext:value-type="float">
            <text:p>2.76403476224698</text:p>
          </table:table-cell>
          <table:table-cell table:number-columns-repeated="2"/>
          <table:table-cell table:style-name="ce1" office:value-type="string" calcext:value-type="string">
            <text:p>θ</text:p>
          </table:table-cell>
          <table:table-cell table:number-columns-repeated="7"/>
        </table:table-row>
        <table:table-row table:style-name="ro1">
          <table:table-cell/>
          <table:table-cell table:formula="of:=[.E15]+[.E16]" office:value-type="float" office:value="1.63187254731488" calcext:value-type="float">
            <text:p>1.63187254731488</text:p>
          </table:table-cell>
          <table:table-cell table:formula="of:=[.F15]+[.F16]" office:value-type="float" office:value="1.22078617070454" calcext:value-type="float">
            <text:p>1.22078617070454</text:p>
          </table:table-cell>
          <table:table-cell table:formula="of:=[.B20]+[.C20]" office:value-type="float" office:value="2.85265871801942" calcext:value-type="float">
            <text:p>2.8526587180194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]+[.C20]" office:value-type="float" office:value="2.40532279374376" calcext:value-type="float">
            <text:p>2.40532279374376</text:p>
          </table:table-cell>
          <table:table-cell table:formula="of:=[.D19]+[.D20]" office:value-type="float" office:value="5.6166934802664" calcext:value-type="float">
            <text:p>5.616693480266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]/2" office:value-type="float" office:value="1.20266139687188" calcext:value-type="float">
            <text:p>1.20266139687188</text:p>
          </table:table-cell>
          <table:table-cell table:formula="of:=[.D21]/2" office:value-type="float" office:value="2.8083467401332" calcext:value-type="float">
            <text:p>2.808346740133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]-[.C22]" office:value-type="float" office:value="0.0181247738326589" calcext:value-type="float">
            <text:p>0.018124773832659</text:p>
          </table:table-cell>
          <table:table-cell table:formula="of:=[.D20]-[.D22]" office:value-type="float" office:value="0.0443119778862218" calcext:value-type="float">
            <text:p>0.0443119778862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61.66" calcext:value-type="float">
            <text:p>661.66</text:p>
          </table:table-cell>
          <table:table-cell table:formula="of:=1000/([.C22]+[.C23])" office:value-type="float" office:value="819.144272762265" calcext:value-type="float">
            <text:p>819.144272762265</text:p>
          </table:table-cell>
          <table:table-cell table:formula="of:=1000/([.D22]+[.D23])" office:value-type="float" office:value="350.550170507004" calcext:value-type="float">
            <text:p>350.550170507004</text:p>
          </table:table-cell>
          <table:table-cell table:formula="of:=[.D24]/([.C24]-[.D24])" office:value-type="float" office:value="0.748089164630686" calcext:value-type="float">
            <text:p>0.748089164630686</text:p>
          </table:table-cell>
          <table:table-cell table:formula="of:=[.E24]*[.B24]" office:value-type="float" office:value="494.98067666954" calcext:value-type="float">
            <text:p>494.98067666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1.66" calcext:value-type="float">
            <text:p>661.66</text:p>
          </table:table-cell>
          <table:table-cell table:formula="of:=1000/([.C22]-[.C23])" office:value-type="float" office:value="844.211973315146" calcext:value-type="float">
            <text:p>844.211973315146</text:p>
          </table:table-cell>
          <table:table-cell table:formula="of:=1000/([.D22]-[.D23])" office:value-type="float" office:value="361.789950567433" calcext:value-type="float">
            <text:p>361.789950567433</text:p>
          </table:table-cell>
          <table:table-cell table:formula="of:=[.D25]/([.C25]-[.D25])" office:value-type="float" office:value="0.749944931010403" calcext:value-type="float">
            <text:p>0.749944931010403</text:p>
          </table:table-cell>
          <table:table-cell table:formula="of:=[.E25]*[.B25]" office:value-type="float" office:value="496.208563052344" calcext:value-type="float">
            <text:p>496.20856305234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([.C24]+[.C25])/2" office:value-type="float" office:value="831.678123038706" calcext:value-type="float">
            <text:p>831.678123038706</text:p>
          </table:table-cell>
          <table:table-cell table:formula="of:=([.D24]+[.D25])/2" office:value-type="float" office:value="356.170060537219" calcext:value-type="float">
            <text:p>356.170060537219</text:p>
          </table:table-cell>
          <table:table-cell/>
          <table:table-cell table:formula="of:=([.F24]+[.F25])/2" office:value-type="float" office:value="495.594619860942" calcext:value-type="float">
            <text:p>495.5946198609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5]-[.C26]" office:value-type="float" office:value="12.5338502764404" calcext:value-type="float">
            <text:p>12.5338502764404</text:p>
          </table:table-cell>
          <table:table-cell table:formula="of:=[.D25]-[.D26]" office:value-type="float" office:value="5.61989003021432" calcext:value-type="float">
            <text:p>5.61989003021432</text:p>
          </table:table-cell>
          <table:table-cell/>
          <table:table-cell table:formula="of:=[.F25]-[.F26]" office:value-type="float" office:value="0.613943191401972" calcext:value-type="float">
            <text:p>0.613943191401972</text:p>
          </table:table-cell>
          <table:table-cell table:number-columns-repeated="8"/>
        </table:table-row>
      </table:table>
      <table:table table:name="Лист2" table:style-name="ta1">
        <table:shapes>
          <draw:frame draw:z-index="0" draw:style-name="gr1" draw:text-style-name="P1" svg:width="6.298in" svg:height="3.6181in" svg:x="6.298in" svg:y="2.0913in">
            <draw:object draw:notify-on-update-of-ranges="Лист2.B6:Лист2.M6 Лист2.B8:Лист2.M8 Лист2.B9:Лист2.M9 Лист2.B9:Лист2.M9 Лист2.B10:Лист2.M10 Лист2.B10:Лист2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54" calcext:value-type="float">
            <text:p>854</text:p>
          </table:table-cell>
          <table:table-cell office:value-type="float" office:value="807" calcext:value-type="float">
            <text:p>807</text:p>
          </table:table-cell>
          <table:table-cell office:value-type="float" office:value="724" calcext:value-type="float">
            <text:p>724</text:p>
          </table:table-cell>
          <table:table-cell office:value-type="float" office:value="683" calcext:value-type="float">
            <text:p>683</text:p>
          </table:table-cell>
          <table:table-cell office:value-type="float" office:value="629" calcext:value-type="float">
            <text:p>629</text:p>
          </table:table-cell>
          <table:table-cell office:value-type="float" office:value="546" calcext:value-type="float">
            <text:p>546</text:p>
          </table:table-cell>
          <table:table-cell office:value-type="float" office:value="476" calcext:value-type="float">
            <text:p>476</text:p>
          </table:table-cell>
          <table:table-cell office:value-type="float" office:value="432" calcext:value-type="float">
            <text:p>432</text:p>
          </table:table-cell>
          <table:table-cell office:value-type="float" office:value="385" calcext:value-type="float">
            <text:p>385</text:p>
          </table:table-cell>
          <table:table-cell office:value-type="float" office:value="347" calcext:value-type="float">
            <text:p>347</text:p>
          </table:table-cell>
          <table:table-cell office:value-type="float" office:value="317" calcext:value-type="float">
            <text:p>31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1-cos(th)</text:p>
          </table:table-cell>
          <table:table-cell table:formula="of:=1-COS([.B4]/180*PI())" office:value-type="float" office:value="0" calcext:value-type="float">
            <text:p>0</text:p>
          </table:table-cell>
          <table:table-cell table:formula="of:=1-COS([.C4]/180*PI())" office:value-type="float" office:value="0.015192246987792" calcext:value-type="float">
            <text:p>0.015192246987792</text:p>
          </table:table-cell>
          <table:table-cell table:formula="of:=1-COS([.D4]/180*PI())" office:value-type="float" office:value="0.0603073792140916" calcext:value-type="float">
            <text:p>0.060307379214092</text:p>
          </table:table-cell>
          <table:table-cell table:formula="of:=1-COS([.E4]/180*PI())" office:value-type="float" office:value="0.133974596215561" calcext:value-type="float">
            <text:p>0.133974596215561</text:p>
          </table:table-cell>
          <table:table-cell table:formula="of:=1-COS([.F4]/180*PI())" office:value-type="float" office:value="0.233955556881022" calcext:value-type="float">
            <text:p>0.233955556881022</text:p>
          </table:table-cell>
          <table:table-cell table:formula="of:=1-COS([.G4]/180*PI())" office:value-type="float" office:value="0.357212390313461" calcext:value-type="float">
            <text:p>0.357212390313461</text:p>
          </table:table-cell>
          <table:table-cell table:formula="of:=1-COS([.H4]/180*PI())" office:value-type="float" office:value="0.5" calcext:value-type="float">
            <text:p>0.5</text:p>
          </table:table-cell>
          <table:table-cell table:formula="of:=1-COS([.I4]/180*PI())" office:value-type="float" office:value="0.657979856674331" calcext:value-type="float">
            <text:p>0.657979856674331</text:p>
          </table:table-cell>
          <table:table-cell table:formula="of:=1-COS([.J4]/180*PI())" office:value-type="float" office:value="0.82635182233307" calcext:value-type="float">
            <text:p>0.82635182233307</text:p>
          </table:table-cell>
          <table:table-cell table:formula="of:=1-COS([.K4]/180*PI())" office:value-type="float" office:value="1" calcext:value-type="float">
            <text:p>1</text:p>
          </table:table-cell>
          <table:table-cell table:formula="of:=1-COS([.L4]/180*PI())" office:value-type="float" office:value="1.17364817766693" calcext:value-type="float">
            <text:p>1.17364817766693</text:p>
          </table:table-cell>
          <table:table-cell table:formula="of:=1-COS([.M4]/180*PI())" office:value-type="float" office:value="1.34202014332567" calcext:value-type="float">
            <text:p>1.34202014332567</text:p>
          </table:table-cell>
        </table:table-row>
        <table:table-row table:style-name="ro1">
          <table:table-cell office:value-type="string" calcext:value-type="string">
            <text:p>1/N</text:p>
          </table:table-cell>
          <table:table-cell table:formula="of:=1/[.B5]" office:value-type="float" office:value="0.00117096018735363" calcext:value-type="float">
            <text:p>0.001170960187354</text:p>
          </table:table-cell>
          <table:table-cell table:formula="of:=1/[.C5]" office:value-type="float" office:value="0.00123915737298637" calcext:value-type="float">
            <text:p>0.001239157372986</text:p>
          </table:table-cell>
          <table:table-cell table:formula="of:=1/[.D5]" office:value-type="float" office:value="0.00138121546961326" calcext:value-type="float">
            <text:p>0.001381215469613</text:p>
          </table:table-cell>
          <table:table-cell table:formula="of:=1/[.E5]" office:value-type="float" office:value="0.00146412884333821" calcext:value-type="float">
            <text:p>0.001464128843338</text:p>
          </table:table-cell>
          <table:table-cell table:formula="of:=1/[.F5]" office:value-type="float" office:value="0.00158982511923688" calcext:value-type="float">
            <text:p>0.001589825119237</text:p>
          </table:table-cell>
          <table:table-cell table:formula="of:=1/[.G5]" office:value-type="float" office:value="0.00183150183150183" calcext:value-type="float">
            <text:p>0.001831501831502</text:p>
          </table:table-cell>
          <table:table-cell table:formula="of:=1/[.H5]" office:value-type="float" office:value="0.00210084033613445" calcext:value-type="float">
            <text:p>0.002100840336134</text:p>
          </table:table-cell>
          <table:table-cell table:formula="of:=1/[.I5]" office:value-type="float" office:value="0.00231481481481481" calcext:value-type="float">
            <text:p>0.002314814814815</text:p>
          </table:table-cell>
          <table:table-cell table:formula="of:=1/[.J5]" office:value-type="float" office:value="0.0025974025974026" calcext:value-type="float">
            <text:p>0.002597402597403</text:p>
          </table:table-cell>
          <table:table-cell table:formula="of:=1/[.K5]" office:value-type="float" office:value="0.00288184438040346" calcext:value-type="float">
            <text:p>0.002881844380403</text:p>
          </table:table-cell>
          <table:table-cell table:formula="of:=1/[.L5]" office:value-type="float" office:value="0.00315457413249211" calcext:value-type="float">
            <text:p>0.003154574132492</text:p>
          </table:table-cell>
          <table:table-cell table:formula="of:=1/[.M5]" office:value-type="float" office:value="0.00340136054421769" calcext:value-type="float">
            <text:p>0.003401360544218</text:p>
          </table:table-cell>
        </table:table-row>
        <table:table-row table:style-name="ro1">
          <table:table-cell office:value-type="string" calcext:value-type="string">
            <text:p>1000/N</text:p>
          </table:table-cell>
          <table:table-cell table:formula="of:=1000*[.B7]" office:value-type="float" office:value="1.17096018735363" calcext:value-type="float">
            <text:p>1.17096018735363</text:p>
          </table:table-cell>
          <table:table-cell table:formula="of:=1000*[.C7]" office:value-type="float" office:value="1.23915737298637" calcext:value-type="float">
            <text:p>1.23915737298637</text:p>
          </table:table-cell>
          <table:table-cell table:formula="of:=1000*[.D7]" office:value-type="float" office:value="1.38121546961326" calcext:value-type="float">
            <text:p>1.38121546961326</text:p>
          </table:table-cell>
          <table:table-cell table:formula="of:=1000*[.E7]" office:value-type="float" office:value="1.46412884333821" calcext:value-type="float">
            <text:p>1.46412884333821</text:p>
          </table:table-cell>
          <table:table-cell table:formula="of:=1000*[.F7]" office:value-type="float" office:value="1.58982511923688" calcext:value-type="float">
            <text:p>1.58982511923688</text:p>
          </table:table-cell>
          <table:table-cell table:formula="of:=1000*[.G7]" office:value-type="float" office:value="1.83150183150183" calcext:value-type="float">
            <text:p>1.83150183150183</text:p>
          </table:table-cell>
          <table:table-cell table:formula="of:=1000*[.H7]" office:value-type="float" office:value="2.10084033613445" calcext:value-type="float">
            <text:p>2.10084033613445</text:p>
          </table:table-cell>
          <table:table-cell table:formula="of:=1000*[.I7]" office:value-type="float" office:value="2.31481481481481" calcext:value-type="float">
            <text:p>2.31481481481481</text:p>
          </table:table-cell>
          <table:table-cell table:formula="of:=1000*[.J7]" office:value-type="float" office:value="2.5974025974026" calcext:value-type="float">
            <text:p>2.5974025974026</text:p>
          </table:table-cell>
          <table:table-cell table:formula="of:=1000*[.K7]" office:value-type="float" office:value="2.88184438040346" calcext:value-type="float">
            <text:p>2.88184438040346</text:p>
          </table:table-cell>
          <table:table-cell table:formula="of:=1000*[.L7]" office:value-type="float" office:value="3.15457413249211" calcext:value-type="float">
            <text:p>3.15457413249211</text:p>
          </table:table-cell>
          <table:table-cell table:formula="of:=1000*[.M7]" office:value-type="float" office:value="3.40136054421769" calcext:value-type="float">
            <text:p>3.40136054421769</text:p>
          </table:table-cell>
        </table:table-row>
        <table:table-row table:style-name="ro1">
          <table:table-cell office:value-type="string" calcext:value-type="string">
            <text:p>\sigma_y</text:p>
          </table:table-cell>
          <table:table-cell table:formula="of:=10000/[.B5]/[.B5]" office:value-type="float" office:value="0.0137114776036725" calcext:value-type="float">
            <text:p>0.013711477603673</text:p>
          </table:table-cell>
          <table:table-cell table:formula="of:=10000/[.C5]/[.C5]" office:value-type="float" office:value="0.0153551099502648" calcext:value-type="float">
            <text:p>0.015355109950265</text:p>
          </table:table-cell>
          <table:table-cell table:formula="of:=10000/[.D5]/[.D5]" office:value-type="float" office:value="0.0190775617349898" calcext:value-type="float">
            <text:p>0.01907756173499</text:p>
          </table:table-cell>
          <table:table-cell table:formula="of:=10000/[.E5]/[.E5]" office:value-type="float" office:value="0.021436732698949" calcext:value-type="float">
            <text:p>0.021436732698949</text:p>
          </table:table-cell>
          <table:table-cell table:formula="of:=10000/[.F5]/[.F5]" office:value-type="float" office:value="0.0252754390975657" calcext:value-type="float">
            <text:p>0.025275439097566</text:p>
          </table:table-cell>
          <table:table-cell table:formula="of:=10000/[.G5]/[.G5]" office:value-type="float" office:value="0.0335439895879456" calcext:value-type="float">
            <text:p>0.033543989587946</text:p>
          </table:table-cell>
          <table:table-cell table:formula="of:=10000/[.H5]/[.H5]" office:value-type="float" office:value="0.0441353011792952" calcext:value-type="float">
            <text:p>0.044135301179295</text:p>
          </table:table-cell>
          <table:table-cell table:formula="of:=10000/[.I5]/[.I5]" office:value-type="float" office:value="0.0535836762688615" calcext:value-type="float">
            <text:p>0.053583676268862</text:p>
          </table:table-cell>
          <table:table-cell table:formula="of:=10000/[.J5]/[.J5]" office:value-type="float" office:value="0.0674650025299376" calcext:value-type="float">
            <text:p>0.067465002529938</text:p>
          </table:table-cell>
          <table:table-cell table:formula="of:=10000/[.K5]/[.K5]" office:value-type="float" office:value="0.0830502703286299" calcext:value-type="float">
            <text:p>0.08305027032863</text:p>
          </table:table-cell>
          <table:table-cell table:formula="of:=10000/[.L5]/[.L5]" office:value-type="float" office:value="0.0995133795738837" calcext:value-type="float">
            <text:p>0.099513379573884</text:p>
          </table:table-cell>
          <table:table-cell table:formula="of:=10000/[.M5]/[.M5]" office:value-type="float" office:value="0.115692535517608" calcext:value-type="float">
            <text:p>0.115692535517608</text:p>
          </table:table-cell>
        </table:table-row>
        <table:table-row table:style-name="ro1">
          <table:table-cell office:value-type="string" calcext:value-type="string">
            <text:p>\sigma_x</text:p>
          </table:table-cell>
          <table:table-cell table:formula="of:=ABS(SIN(2*PI()/360*[.B4]))*0.5*PI()/180" office:value-type="float" office:value="0" calcext:value-type="float">
            <text:p>0</text:p>
          </table:table-cell>
          <table:table-cell table:formula="of:=ABS(SIN(2*PI()/360*[.C4]))*0.5*PI()/180" office:value-type="float" office:value="0.00151536622018801" calcext:value-type="float">
            <text:p>0.001515366220188</text:p>
          </table:table-cell>
          <table:table-cell table:formula="of:=ABS(SIN(2*PI()/360*[.D4]))*0.5*PI()/180" office:value-type="float" office:value="0.00298468880458791" calcext:value-type="float">
            <text:p>0.002984688804588</text:p>
          </table:table-cell>
          <table:table-cell table:formula="of:=ABS(SIN(2*PI()/360*[.E4]))*0.5*PI()/180" office:value-type="float" office:value="0.00436332312998582" calcext:value-type="float">
            <text:p>0.004363323129986</text:p>
          </table:table-cell>
          <table:table-cell table:formula="of:=ABS(SIN(2*PI()/360*[.F4]))*0.5*PI()/180" office:value-type="float" office:value="0.00560938009002715" calcext:value-type="float">
            <text:p>0.005609380090027</text:p>
          </table:table-cell>
          <table:table-cell table:formula="of:=ABS(SIN(2*PI()/360*[.G4]))*0.5*PI()/180" office:value-type="float" office:value="0.00668499887451629" calcext:value-type="float">
            <text:p>0.006684998874516</text:p>
          </table:table-cell>
          <table:table-cell table:formula="of:=ABS(SIN(2*PI()/360*[.H4]))*0.5*PI()/180" office:value-type="float" office:value="0.00755749735097591" calcext:value-type="float">
            <text:p>0.007557497350976</text:p>
          </table:table-cell>
          <table:table-cell table:formula="of:=ABS(SIN(2*PI()/360*[.I4]))*0.5*PI()/180" office:value-type="float" office:value="0.0082003650947043" calcext:value-type="float">
            <text:p>0.008200365094704</text:p>
          </table:table-cell>
          <table:table-cell table:formula="of:=ABS(SIN(2*PI()/360*[.J4]))*0.5*PI()/180" office:value-type="float" office:value="0.00859406889461507" calcext:value-type="float">
            <text:p>0.008594068894615</text:p>
          </table:table-cell>
          <table:table-cell table:formula="of:=ABS(SIN(2*PI()/360*[.K4]))*0.5*PI()/180" office:value-type="float" office:value="0.00872664625997165" calcext:value-type="float">
            <text:p>0.008726646259972</text:p>
          </table:table-cell>
          <table:table-cell table:formula="of:=ABS(SIN(2*PI()/360*[.L4]))*0.5*PI()/180" office:value-type="float" office:value="0.00859406889461507" calcext:value-type="float">
            <text:p>0.008594068894615</text:p>
          </table:table-cell>
          <table:table-cell table:formula="of:=ABS(SIN(2*PI()/360*[.M4]))*0.5*PI()/180" office:value-type="float" office:value="0.0082003650947043" calcext:value-type="float">
            <text:p>0.008200365094704</text:p>
          </table:table-cell>
        </table:table-row>
        <table:table-row table:style-name="ro1">
          <table:table-cell/>
          <table:table-cell table:number-matrix-columns-spanned="2" table:number-matrix-rows-spanned="2" table:formula="of:=LINEST([.B7:.M7];[.B6:.M6];1;1)" office:value-type="float" office:value="0.00163914250448945" calcext:value-type="float">
            <text:p>0.001639142504489</text:p>
          </table:table-cell>
          <table:table-cell office:value-type="float" office:value="0.00123333127030881" calcext:value-type="float">
            <text:p>0.001233331270309</text:p>
          </table:table-cell>
          <table:table-cell/>
          <table:table-cell table:formula="of:=[.B11]*1000" office:value-type="float" office:value="1.63914250448945" calcext:value-type="float">
            <text:p>1.63914250448945</text:p>
          </table:table-cell>
          <table:table-cell table:formula="of:=[.C11]*1000" office:value-type="float" office:value="1.23333127030881" calcext:value-type="float">
            <text:p>1.23333127030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0213963591575953" calcext:value-type="float">
            <text:p>2.13963591575953E-05</text:p>
          </table:table-cell>
          <table:table-cell office:value-type="float" office:value="0.0000148089185257943" calcext:value-type="float">
            <text:p>1.48089185257943E-05</text:p>
          </table:table-cell>
          <table:table-cell/>
          <table:table-cell table:formula="of:=[.B12]*1000" office:value-type="float" office:value="0.0213963591575953" calcext:value-type="float">
            <text:p>0.021396359157595</text:p>
          </table:table-cell>
          <table:table-cell table:formula="of:=[.C12]*1000" office:value-type="float" office:value="0.0148089185257943" calcext:value-type="float">
            <text:p>0.01480891852579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formula="of:=[.E11]-[.E12]" office:value-type="float" office:value="1.61774614533186" calcext:value-type="float">
            <text:p>1.61774614533186</text:p>
          </table:table-cell>
          <table:table-cell table:formula="of:=[.F11]-[.F12]" office:value-type="float" office:value="1.21852235178302" calcext:value-type="float">
            <text:p>1.21852235178302</text:p>
          </table:table-cell>
          <table:table-cell table:formula="of:=[.B15]+[.C15]" office:value-type="float" office:value="2.83626849711488" calcext:value-type="float">
            <text:p>2.83626849711488</text:p>
          </table:table-cell>
          <table:table-cell table:number-columns-repeated="9"/>
        </table:table-row>
        <table:table-row table:style-name="ro1">
          <table:table-cell/>
          <table:table-cell table:formula="of:=[.E11]+[.E12]" office:value-type="float" office:value="1.66053886364705" calcext:value-type="float">
            <text:p>1.66053886364705</text:p>
          </table:table-cell>
          <table:table-cell table:formula="of:=[.F11]+[.F12]" office:value-type="float" office:value="1.24814018883461" calcext:value-type="float">
            <text:p>1.24814018883461</text:p>
          </table:table-cell>
          <table:table-cell table:formula="of:=[.B16]+[.C16]" office:value-type="float" office:value="2.90867905248166" calcext:value-type="float">
            <text:p>2.908679052481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]+[.C16]" office:value-type="float" office:value="2.46666254061763" calcext:value-type="float">
            <text:p>2.46666254061763</text:p>
          </table:table-cell>
          <table:table-cell table:formula="of:=[.D15]+[.D16]" office:value-type="float" office:value="5.74494754959653" calcext:value-type="float">
            <text:p>5.744947549596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]/2" office:value-type="float" office:value="1.23333127030881" calcext:value-type="float">
            <text:p>1.23333127030881</text:p>
          </table:table-cell>
          <table:table-cell table:formula="of:=[.D17]/2" office:value-type="float" office:value="2.87247377479827" calcext:value-type="float">
            <text:p>2.872473774798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]-[.C18]" office:value-type="float" office:value="0.0148089185257942" calcext:value-type="float">
            <text:p>0.014808918525794</text:p>
          </table:table-cell>
          <table:table-cell table:formula="of:=[.D16]-[.D18]" office:value-type="float" office:value="0.0362052776833894" calcext:value-type="float">
            <text:p>0.03620527768339</text:p>
          </table:table-cell>
          <table:table-cell table:number-columns-repeated="2"/>
          <table:table-cell table:style-name="ce1" office:value-type="string" calcext:value-type="string">
            <text:p>θ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1.66" calcext:value-type="float">
            <text:p>661.66</text:p>
          </table:table-cell>
          <table:table-cell table:formula="of:=1000/([.C18]+[.C19])" office:value-type="float" office:value="801.192052740248" calcext:value-type="float">
            <text:p>801.192052740248</text:p>
          </table:table-cell>
          <table:table-cell table:formula="of:=1000/([.D18]+[.D19])" office:value-type="float" office:value="343.798673541108" calcext:value-type="float">
            <text:p>343.798673541108</text:p>
          </table:table-cell>
          <table:table-cell table:formula="of:=[.D20]/([.C20]-[.D20])" office:value-type="float" office:value="0.751647682664477" calcext:value-type="float">
            <text:p>0.751647682664477</text:p>
          </table:table-cell>
          <table:table-cell table:formula="of:=[.E20]*[.B20]" office:value-type="float" office:value="497.335205711778" calcext:value-type="float">
            <text:p>497.3352057117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1.66" calcext:value-type="float">
            <text:p>661.66</text:p>
          </table:table-cell>
          <table:table-cell table:formula="of:=1000/([.C18]-[.C19])" office:value-type="float" office:value="820.666111324702" calcext:value-type="float">
            <text:p>820.666111324702</text:p>
          </table:table-cell>
          <table:table-cell table:formula="of:=1000/([.D18]-[.D19])" office:value-type="float" office:value="352.575928907022" calcext:value-type="float">
            <text:p>352.575928907022</text:p>
          </table:table-cell>
          <table:table-cell table:formula="of:=[.D21]/([.C21]-[.D21])" office:value-type="float" office:value="0.75322222543949" calcext:value-type="float">
            <text:p>0.75322222543949</text:p>
          </table:table-cell>
          <table:table-cell table:formula="of:=[.E21]*[.B21]" office:value-type="float" office:value="498.377017684293" calcext:value-type="float">
            <text:p>498.3770176842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[.C20]+[.C21])/2" office:value-type="float" office:value="810.929082032475" calcext:value-type="float">
            <text:p>810.929082032475</text:p>
          </table:table-cell>
          <table:table-cell table:formula="of:=([.D20]+[.D21])/2" office:value-type="float" office:value="348.187301224065" calcext:value-type="float">
            <text:p>348.187301224065</text:p>
          </table:table-cell>
          <table:table-cell/>
          <table:table-cell table:formula="of:=([.F20]+[.F21])/2" office:value-type="float" office:value="497.856111698035" calcext:value-type="float">
            <text:p>497.8561116980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1]-[.C22]" office:value-type="float" office:value="9.73702929222668" calcext:value-type="float">
            <text:p>9.73702929222668</text:p>
          </table:table-cell>
          <table:table-cell table:formula="of:=[.D21]-[.D22]" office:value-type="float" office:value="4.38862768295684" calcext:value-type="float">
            <text:p>4.38862768295684</text:p>
          </table:table-cell>
          <table:table-cell/>
          <table:table-cell table:formula="of:=[.F21]-[.F22]" office:value-type="float" office:value="0.520905986257617" calcext:value-type="float">
            <text:p>0.5209059862576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23:15:32.5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14T19:44:41.889000000</meta:creation-date>
    <dc:date>2020-03-11T23:19:28.943000000</dc:date>
    <meta:editing-duration>P1DT4H31M43S</meta:editing-duration>
    <meta:editing-cycles>3</meta:editing-cycles>
    <meta:generator>LibreOffice/6.3.4.2$Windows_X86_64 LibreOffice_project/60da17e045e08f1793c57c00ba83cdfce946d0aa</meta:generator>
    <meta:document-statistic meta:table-count="2" meta:cell-count="26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error-category="cell-range" chart:error-upper-range="Лист1.B9:Лист1.M9" chart:error-lower-range="Лист1.B9:Лист1.M9"/>
    </style:style>
    <style:style style:name="ch3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 style:data-style-name="N0">
      <style:chart-properties chart:symbol-type="named-symbol" chart:symbol-name="star" chart:symbol-width="0.05cm" chart:symbol-height="0.05cm" chart:link-data-style-to-source="true" chart:error-category="cell-range" chart:error-upper-range="Лист1.B9:Лист1.M9" chart:error-lower-range="Лист1.B9:Лист1.M9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Лист1.B10:Лист1.M10" chart:error-lower-range="Лист1.B10:Лист1.M10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Лист1.B9:Лист1.M9" chart:error-lower-range="Лист1.B9:Лист1.M9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tar" chart:symbol-width="0.05cm" chart:symbol-height="0.0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191cm" xlink:href=".." xlink:type="simple" chart:class="chart:scatter" chart:style-name="ch1">
        <chart:plot-area chart:style-name="ch2" table:cell-range-address="Лист1.B6:Лист1.M6 Лист1.B8:Лист1.M8" svg:x="1.255cm" svg:y="0.186cm" svg:width="14.375cm" svg:height="7.83cm">
          <chartooo:coordinate-region svg:x="2cm" svg:y="0.381cm" svg:width="13.381cm" svg:height="6.996cm"/>
          <chart:axis chart:dimension="x" chart:name="primary-x" chart:style-name="ch3">
            <chart:title svg:x="7.776cm" svg:y="8.2cm" chart:style-name="ch4">
              <text:p>1-cos(θ)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393cm" svg:y="4.67cm" chart:style-name="ch7">
              <text:p>1000/N</text:p>
            </chart:title>
            <chart:grid chart:style-name="ch5" chart:class="major"/>
            <chart:grid chart:style-name="ch6" chart:class="minor"/>
          </chart:axis>
          <chart:series chart:style-name="ch8" chart:values-cell-range-address="Лист1.B8:Лист1.M8" chart:class="chart:scatter">
            <chart:domain table:cell-range-address="Лист1.B6:Лист1.M6"/>
            <chart:regression-curve chart:style-name="ch9"/>
            <chart:error-indicator chart:style-name="ch10" chart:dimension="x"/>
            <chart:error-indicator chart:style-name="ch11" chart:dimension="y"/>
            <chart:data-point chart:repeated="8"/>
            <chart:data-point chart:style-name="ch12"/>
            <chart:data-point chart:repeated="2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6:Лист1.M6</svg:desc>
                </draw:g>
              </table:table-cell>
              <table:table-cell office:value-type="float" office:value="0.0151922469531608">
                <text:p>0.0151922469531608</text:p>
              </table:table-cell>
              <table:table-cell office:value-type="float" office:value="0.0603073790776715">
                <text:p>0.0603073790776715</text:p>
              </table:table-cell>
              <table:table-cell office:value-type="float" office:value="0.133974595916412">
                <text:p>0.133974595916412</text:p>
              </table:table-cell>
              <table:table-cell office:value-type="float" office:value="0.23395555636825">
                <text:p>0.23395555636825</text:p>
              </table:table-cell>
              <table:table-cell office:value-type="float" office:value="0.357212389549588">
                <text:p>0.357212389549588</text:p>
              </table:table-cell>
              <table:table-cell office:value-type="float" office:value="0.499999998963716">
                <text:p>0.499999998963716</text:p>
              </table:table-cell>
              <table:table-cell office:value-type="float" office:value="0.657979855362492">
                <text:p>0.657979855362492</text:p>
              </table:table-cell>
              <table:table-cell office:value-type="float" office:value="0.826351820761845">
                <text:p>0.826351820761845</text:p>
              </table:table-cell>
              <table:table-cell office:value-type="float" office:value="0.999999998205103">
                <text:p>0.999999998205103</text:p>
              </table:table-cell>
              <table:table-cell office:value-type="float" office:value="1.1736481757029">
                <text:p>1.1736481757029</text:p>
              </table:table-cell>
              <table:table-cell office:value-type="float" office:value="1.34202014126421">
                <text:p>1.3420201412642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.15207373271889">
                <text:p>1.15207373271889</text:p>
                <draw:g>
                  <svg:desc>Лист1.B8:Лист1.M8</svg:desc>
                </draw:g>
              </table:table-cell>
              <table:table-cell office:value-type="float" office:value="1.16959064327485">
                <text:p>1.16959064327485</text:p>
              </table:table-cell>
              <table:table-cell office:value-type="float" office:value="1.36612021857924">
                <text:p>1.36612021857924</text:p>
              </table:table-cell>
              <table:table-cell office:value-type="float" office:value="1.44092219020173">
                <text:p>1.44092219020173</text:p>
              </table:table-cell>
              <table:table-cell office:value-type="float" office:value="1.5552099533437">
                <text:p>1.5552099533437</text:p>
              </table:table-cell>
              <table:table-cell office:value-type="float" office:value="1.77304964539007">
                <text:p>1.77304964539007</text:p>
              </table:table-cell>
              <table:table-cell office:value-type="float" office:value="2.05338809034908">
                <text:p>2.05338809034908</text:p>
              </table:table-cell>
              <table:table-cell office:value-type="float" office:value="2.28310502283105">
                <text:p>2.28310502283105</text:p>
              </table:table-cell>
              <table:table-cell office:value-type="float" office:value="2.55754475703325">
                <text:p>2.55754475703325</text:p>
              </table:table-cell>
              <table:table-cell office:value-type="float" office:value="2.79329608938547">
                <text:p>2.79329608938547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3.35570469798658">
                <text:p>3.3557046979865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0:Лист1.M10</svg:desc>
                </draw:g>
              </table:table-cell>
              <table:table-cell office:value-type="float" office:value="0.00151536622018801">
                <text:p>0.00151536622018801</text:p>
              </table:table-cell>
              <table:table-cell office:value-type="float" office:value="0.00298468880458791">
                <text:p>0.00298468880458791</text:p>
              </table:table-cell>
              <table:table-cell office:value-type="float" office:value="0.00436332312998582">
                <text:p>0.00436332312998582</text:p>
              </table:table-cell>
              <table:table-cell office:value-type="float" office:value="0.00560938009002715">
                <text:p>0.00560938009002715</text:p>
              </table:table-cell>
              <table:table-cell office:value-type="float" office:value="0.00668499887451629">
                <text:p>0.00668499887451629</text:p>
              </table:table-cell>
              <table:table-cell office:value-type="float" office:value="0.00755749735097591">
                <text:p>0.00755749735097591</text:p>
              </table:table-cell>
              <table:table-cell office:value-type="float" office:value="0.0082003650947043">
                <text:p>0.0082003650947043</text:p>
              </table:table-cell>
              <table:table-cell office:value-type="float" office:value="0.00859406889461507">
                <text:p>0.00859406889461507</text:p>
              </table:table-cell>
              <table:table-cell office:value-type="float" office:value="0.00872664625997165">
                <text:p>0.00872664625997165</text:p>
              </table:table-cell>
              <table:table-cell office:value-type="float" office:value="0.00859406889461507">
                <text:p>0.00859406889461507</text:p>
              </table:table-cell>
              <table:table-cell office:value-type="float" office:value="0.0082003650947043">
                <text:p>0.0082003650947043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0:Лист1.M10</svg:desc>
                </draw:g>
              </table:table-cell>
              <table:table-cell office:value-type="float" office:value="0.00151536622018801">
                <text:p>0.00151536622018801</text:p>
              </table:table-cell>
              <table:table-cell office:value-type="float" office:value="0.00298468880458791">
                <text:p>0.00298468880458791</text:p>
              </table:table-cell>
              <table:table-cell office:value-type="float" office:value="0.00436332312998582">
                <text:p>0.00436332312998582</text:p>
              </table:table-cell>
              <table:table-cell office:value-type="float" office:value="0.00560938009002715">
                <text:p>0.00560938009002715</text:p>
              </table:table-cell>
              <table:table-cell office:value-type="float" office:value="0.00668499887451629">
                <text:p>0.00668499887451629</text:p>
              </table:table-cell>
              <table:table-cell office:value-type="float" office:value="0.00755749735097591">
                <text:p>0.00755749735097591</text:p>
              </table:table-cell>
              <table:table-cell office:value-type="float" office:value="0.0082003650947043">
                <text:p>0.0082003650947043</text:p>
              </table:table-cell>
              <table:table-cell office:value-type="float" office:value="0.00859406889461507">
                <text:p>0.00859406889461507</text:p>
              </table:table-cell>
              <table:table-cell office:value-type="float" office:value="0.00872664625997165">
                <text:p>0.00872664625997165</text:p>
              </table:table-cell>
              <table:table-cell office:value-type="float" office:value="0.00859406889461507">
                <text:p>0.00859406889461507</text:p>
              </table:table-cell>
              <table:table-cell office:value-type="float" office:value="0.0082003650947043">
                <text:p>0.0082003650947043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132727388562085">
                <text:p>0.0132727388562085</text:p>
                <draw:g>
                  <svg:desc>Лист1.B9:Лист1.M9</svg:desc>
                </draw:g>
              </table:table-cell>
              <table:table-cell office:value-type="float" office:value="0.0136794227283609">
                <text:p>0.0136794227283609</text:p>
              </table:table-cell>
              <table:table-cell office:value-type="float" office:value="0.0186628445161098">
                <text:p>0.0186628445161098</text:p>
              </table:table-cell>
              <table:table-cell office:value-type="float" office:value="0.0207625675821575">
                <text:p>0.0207625675821575</text:p>
              </table:table-cell>
              <table:table-cell office:value-type="float" office:value="0.0241867799897932">
                <text:p>0.0241867799897932</text:p>
              </table:table-cell>
              <table:table-cell office:value-type="float" office:value="0.0314370504501786">
                <text:p>0.0314370504501786</text:p>
              </table:table-cell>
              <table:table-cell office:value-type="float" office:value="0.0421640264958743">
                <text:p>0.0421640264958743</text:p>
              </table:table-cell>
              <table:table-cell office:value-type="float" office:value="0.0521256854527637">
                <text:p>0.0521256854527637</text:p>
              </table:table-cell>
              <table:table-cell office:value-type="float" office:value="0.0654103518422826">
                <text:p>0.0654103518422826</text:p>
              </table:table-cell>
              <table:table-cell office:value-type="float" office:value="0.0780250304297619">
                <text:p>0.0780250304297619</text:p>
              </table:table-cell>
              <table:table-cell office:value-type="float" office:value="0.0929506246281975">
                <text:p>0.0929506246281975</text:p>
              </table:table-cell>
              <table:table-cell office:value-type="float" office:value="0.112607540200892">
                <text:p>0.11260754020089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132727388562085">
                <text:p>0.0132727388562085</text:p>
                <draw:g>
                  <svg:desc>Лист1.B9:Лист1.M9</svg:desc>
                </draw:g>
              </table:table-cell>
              <table:table-cell office:value-type="float" office:value="0.0136794227283609">
                <text:p>0.0136794227283609</text:p>
              </table:table-cell>
              <table:table-cell office:value-type="float" office:value="0.0186628445161098">
                <text:p>0.0186628445161098</text:p>
              </table:table-cell>
              <table:table-cell office:value-type="float" office:value="0.0207625675821575">
                <text:p>0.0207625675821575</text:p>
              </table:table-cell>
              <table:table-cell office:value-type="float" office:value="0.0241867799897932">
                <text:p>0.0241867799897932</text:p>
              </table:table-cell>
              <table:table-cell office:value-type="float" office:value="0.0314370504501786">
                <text:p>0.0314370504501786</text:p>
              </table:table-cell>
              <table:table-cell office:value-type="float" office:value="0.0421640264958743">
                <text:p>0.0421640264958743</text:p>
              </table:table-cell>
              <table:table-cell office:value-type="float" office:value="0.0521256854527637">
                <text:p>0.0521256854527637</text:p>
              </table:table-cell>
              <table:table-cell office:value-type="float" office:value="0.0654103518422826">
                <text:p>0.0654103518422826</text:p>
              </table:table-cell>
              <table:table-cell office:value-type="float" office:value="0.0780250304297619">
                <text:p>0.0780250304297619</text:p>
              </table:table-cell>
              <table:table-cell office:value-type="float" office:value="0.0929506246281975">
                <text:p>0.0929506246281975</text:p>
              </table:table-cell>
              <table:table-cell office:value-type="float" office:value="0.112607540200892">
                <text:p>0.112607540200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 chart:error-upper-range="Лист2.B9:Лист2.M9" chart:error-lower-range="Лист2.B9:Лист2.M9">
        <chart:symbol-image xlink:href="Pictures/2000000E000000DF000000DF3E1CBEECA24EE24D.svm"/>
      </style:chart-properties>
    </style:style>
    <style:style style:name="ch3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 chart:error-category="cell-range" chart:error-upper-range="Лист2.B9:Лист2.M9" chart:error-lower-range="Лист2.B9:Лист2.M9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Лист2.B10:Лист2.M10" chart:error-lower-range="Лист2.B10:Лист2.M10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Лист2.B9:Лист2.M9" chart:error-lower-range="Лист2.B9:Лист2.M9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star" chart:symbol-width="0.25cm" chart:symbol-height="0.25cm"/>
    </style:style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191cm" xlink:href=".." xlink:type="simple" chart:class="chart:scatter" chart:style-name="ch1">
        <chart:plot-area chart:style-name="ch2" table:cell-range-address="Лист2.B6:Лист2.M6 Лист2.B8:Лист2.M8" svg:x="1.33cm" svg:y="0.183cm" svg:width="14.349cm" svg:height="7.844cm">
          <chartooo:coordinate-region svg:x="2.057cm" svg:y="0.382cm" svg:width="13.382cm" svg:height="6.998cm"/>
          <chart:axis chart:dimension="x" chart:name="primary-x" chart:style-name="ch3">
            <chart:title svg:x="7.838cm" svg:y="8.21cm" chart:style-name="ch4">
              <text:p>1-cos(θ)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4.691cm" chart:style-name="ch7">
              <text:p>1000/N</text:p>
            </chart:title>
            <chart:grid chart:style-name="ch5" chart:class="major"/>
            <chart:grid chart:style-name="ch6" chart:class="minor"/>
          </chart:axis>
          <chart:series chart:style-name="ch8" chart:values-cell-range-address="Лист2.B8:Лист2.M8" chart:class="chart:scatter">
            <chart:domain table:cell-range-address="Лист2.B6:Лист2.M6"/>
            <chart:regression-curve chart:style-name="ch9"/>
            <chart:error-indicator chart:style-name="ch10" chart:dimension="x"/>
            <chart:error-indicator chart:style-name="ch11" chart:dimension="y"/>
            <chart:data-point chart:repeated="4"/>
            <chart:data-point chart:style-name="ch12" chart:repeated="2"/>
            <chart:data-point chart:repeated="2"/>
            <chart:data-point chart:style-name="ch13"/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Строка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2.B6:Лист2.M6</svg:desc>
                </draw:g>
              </table:table-cell>
              <table:table-cell office:value-type="float" office:value="0.015192246987792">
                <text:p>0.015192246987792</text:p>
              </table:table-cell>
              <table:table-cell office:value-type="float" office:value="0.0603073792140916">
                <text:p>0.0603073792140916</text:p>
              </table:table-cell>
              <table:table-cell office:value-type="float" office:value="0.133974596215561">
                <text:p>0.133974596215561</text:p>
              </table:table-cell>
              <table:table-cell office:value-type="float" office:value="0.233955556881022">
                <text:p>0.233955556881022</text:p>
              </table:table-cell>
              <table:table-cell office:value-type="float" office:value="0.357212390313461">
                <text:p>0.357212390313461</text:p>
              </table:table-cell>
              <table:table-cell office:value-type="float" office:value="0.5">
                <text:p>0.5</text:p>
              </table:table-cell>
              <table:table-cell office:value-type="float" office:value="0.657979856674331">
                <text:p>0.657979856674331</text:p>
              </table:table-cell>
              <table:table-cell office:value-type="float" office:value="0.82635182233307">
                <text:p>0.82635182233307</text:p>
              </table:table-cell>
              <table:table-cell office:value-type="float" office:value="1">
                <text:p>1</text:p>
              </table:table-cell>
              <table:table-cell office:value-type="float" office:value="1.17364817766693">
                <text:p>1.17364817766693</text:p>
              </table:table-cell>
              <table:table-cell office:value-type="float" office:value="1.34202014332567">
                <text:p>1.34202014332567</text:p>
              </table:table-cell>
            </table:table-row>
            <table:table-row>
              <table:table-cell office:value-type="string">
                <text:p>Строка 8</text:p>
                <draw:g>
                  <svg:desc/>
                </draw:g>
              </table:table-cell>
              <table:table-cell office:value-type="float" office:value="1.17096018735363">
                <text:p>1.17096018735363</text:p>
                <draw:g>
                  <svg:desc>Лист2.B8:Лист2.M8</svg:desc>
                </draw:g>
              </table:table-cell>
              <table:table-cell office:value-type="float" office:value="1.23915737298637">
                <text:p>1.23915737298637</text:p>
              </table:table-cell>
              <table:table-cell office:value-type="float" office:value="1.38121546961326">
                <text:p>1.38121546961326</text:p>
              </table:table-cell>
              <table:table-cell office:value-type="float" office:value="1.46412884333821">
                <text:p>1.46412884333821</text:p>
              </table:table-cell>
              <table:table-cell office:value-type="float" office:value="1.58982511923688">
                <text:p>1.58982511923688</text:p>
              </table:table-cell>
              <table:table-cell office:value-type="float" office:value="1.83150183150183">
                <text:p>1.83150183150183</text:p>
              </table:table-cell>
              <table:table-cell office:value-type="float" office:value="2.10084033613445">
                <text:p>2.10084033613445</text:p>
              </table:table-cell>
              <table:table-cell office:value-type="float" office:value="2.31481481481481">
                <text:p>2.31481481481481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88184438040346">
                <text:p>2.88184438040346</text:p>
              </table:table-cell>
              <table:table-cell office:value-type="float" office:value="3.15457413249211">
                <text:p>3.15457413249211</text:p>
              </table:table-cell>
              <table:table-cell office:value-type="float" office:value="3.40136054421769">
                <text:p>3.40136054421769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2.B10:Лист2.M10</svg:desc>
                </draw:g>
              </table:table-cell>
              <table:table-cell office:value-type="float" office:value="0.00151536622018801">
                <text:p>0.00151536622018801</text:p>
              </table:table-cell>
              <table:table-cell office:value-type="float" office:value="0.00298468880458791">
                <text:p>0.00298468880458791</text:p>
              </table:table-cell>
              <table:table-cell office:value-type="float" office:value="0.00436332312998582">
                <text:p>0.00436332312998582</text:p>
              </table:table-cell>
              <table:table-cell office:value-type="float" office:value="0.00560938009002715">
                <text:p>0.00560938009002715</text:p>
              </table:table-cell>
              <table:table-cell office:value-type="float" office:value="0.00668499887451629">
                <text:p>0.00668499887451629</text:p>
              </table:table-cell>
              <table:table-cell office:value-type="float" office:value="0.00755749735097591">
                <text:p>0.00755749735097591</text:p>
              </table:table-cell>
              <table:table-cell office:value-type="float" office:value="0.0082003650947043">
                <text:p>0.0082003650947043</text:p>
              </table:table-cell>
              <table:table-cell office:value-type="float" office:value="0.00859406889461507">
                <text:p>0.00859406889461507</text:p>
              </table:table-cell>
              <table:table-cell office:value-type="float" office:value="0.00872664625997165">
                <text:p>0.00872664625997165</text:p>
              </table:table-cell>
              <table:table-cell office:value-type="float" office:value="0.00859406889461507">
                <text:p>0.00859406889461507</text:p>
              </table:table-cell>
              <table:table-cell office:value-type="float" office:value="0.0082003650947043">
                <text:p>0.0082003650947043</text:p>
              </table:table-cell>
            </table:table-row>
            <table:table-row>
              <table:table-cell office:value-type="string">
                <text:p>Строка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2.B10:Лист2.M10</svg:desc>
                </draw:g>
              </table:table-cell>
              <table:table-cell office:value-type="float" office:value="0.00151536622018801">
                <text:p>0.00151536622018801</text:p>
              </table:table-cell>
              <table:table-cell office:value-type="float" office:value="0.00298468880458791">
                <text:p>0.00298468880458791</text:p>
              </table:table-cell>
              <table:table-cell office:value-type="float" office:value="0.00436332312998582">
                <text:p>0.00436332312998582</text:p>
              </table:table-cell>
              <table:table-cell office:value-type="float" office:value="0.00560938009002715">
                <text:p>0.00560938009002715</text:p>
              </table:table-cell>
              <table:table-cell office:value-type="float" office:value="0.00668499887451629">
                <text:p>0.00668499887451629</text:p>
              </table:table-cell>
              <table:table-cell office:value-type="float" office:value="0.00755749735097591">
                <text:p>0.00755749735097591</text:p>
              </table:table-cell>
              <table:table-cell office:value-type="float" office:value="0.0082003650947043">
                <text:p>0.0082003650947043</text:p>
              </table:table-cell>
              <table:table-cell office:value-type="float" office:value="0.00859406889461507">
                <text:p>0.00859406889461507</text:p>
              </table:table-cell>
              <table:table-cell office:value-type="float" office:value="0.00872664625997165">
                <text:p>0.00872664625997165</text:p>
              </table:table-cell>
              <table:table-cell office:value-type="float" office:value="0.00859406889461507">
                <text:p>0.00859406889461507</text:p>
              </table:table-cell>
              <table:table-cell office:value-type="float" office:value="0.0082003650947043">
                <text:p>0.0082003650947043</text:p>
              </table:table-cell>
            </table:table-row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0.0137114776036725">
                <text:p>0.0137114776036725</text:p>
                <draw:g>
                  <svg:desc>Лист2.B9:Лист2.M9</svg:desc>
                </draw:g>
              </table:table-cell>
              <table:table-cell office:value-type="float" office:value="0.0153551099502648">
                <text:p>0.0153551099502648</text:p>
              </table:table-cell>
              <table:table-cell office:value-type="float" office:value="0.0190775617349898">
                <text:p>0.0190775617349898</text:p>
              </table:table-cell>
              <table:table-cell office:value-type="float" office:value="0.021436732698949">
                <text:p>0.021436732698949</text:p>
              </table:table-cell>
              <table:table-cell office:value-type="float" office:value="0.0252754390975657">
                <text:p>0.0252754390975657</text:p>
              </table:table-cell>
              <table:table-cell office:value-type="float" office:value="0.0335439895879456">
                <text:p>0.0335439895879456</text:p>
              </table:table-cell>
              <table:table-cell office:value-type="float" office:value="0.0441353011792952">
                <text:p>0.0441353011792952</text:p>
              </table:table-cell>
              <table:table-cell office:value-type="float" office:value="0.0535836762688615">
                <text:p>0.0535836762688615</text:p>
              </table:table-cell>
              <table:table-cell office:value-type="float" office:value="0.0674650025299376">
                <text:p>0.0674650025299376</text:p>
              </table:table-cell>
              <table:table-cell office:value-type="float" office:value="0.0830502703286299">
                <text:p>0.0830502703286299</text:p>
              </table:table-cell>
              <table:table-cell office:value-type="float" office:value="0.0995133795738837">
                <text:p>0.0995133795738837</text:p>
              </table:table-cell>
              <table:table-cell office:value-type="float" office:value="0.115692535517608">
                <text:p>0.115692535517608</text:p>
              </table:table-cell>
            </table:table-row>
            <table:table-row>
              <table:table-cell office:value-type="string">
                <text:p>Строка 9</text:p>
                <draw:g>
                  <svg:desc/>
                </draw:g>
              </table:table-cell>
              <table:table-cell office:value-type="float" office:value="0.0137114776036725">
                <text:p>0.0137114776036725</text:p>
                <draw:g>
                  <svg:desc>Лист2.B9:Лист2.M9</svg:desc>
                </draw:g>
              </table:table-cell>
              <table:table-cell office:value-type="float" office:value="0.0153551099502648">
                <text:p>0.0153551099502648</text:p>
              </table:table-cell>
              <table:table-cell office:value-type="float" office:value="0.0190775617349898">
                <text:p>0.0190775617349898</text:p>
              </table:table-cell>
              <table:table-cell office:value-type="float" office:value="0.021436732698949">
                <text:p>0.021436732698949</text:p>
              </table:table-cell>
              <table:table-cell office:value-type="float" office:value="0.0252754390975657">
                <text:p>0.0252754390975657</text:p>
              </table:table-cell>
              <table:table-cell office:value-type="float" office:value="0.0335439895879456">
                <text:p>0.0335439895879456</text:p>
              </table:table-cell>
              <table:table-cell office:value-type="float" office:value="0.0441353011792952">
                <text:p>0.0441353011792952</text:p>
              </table:table-cell>
              <table:table-cell office:value-type="float" office:value="0.0535836762688615">
                <text:p>0.0535836762688615</text:p>
              </table:table-cell>
              <table:table-cell office:value-type="float" office:value="0.0674650025299376">
                <text:p>0.0674650025299376</text:p>
              </table:table-cell>
              <table:table-cell office:value-type="float" office:value="0.0830502703286299">
                <text:p>0.0830502703286299</text:p>
              </table:table-cell>
              <table:table-cell office:value-type="float" office:value="0.0995133795738837">
                <text:p>0.0995133795738837</text:p>
              </table:table-cell>
              <table:table-cell office:value-type="float" office:value="0.115692535517608">
                <text:p>0.115692535517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